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IE" style:text-underline-style="solid" style:text-underline-width="auto" style:text-underline-color="font-color" officeooo:paragraph-rsid="00113eae" style:text-underline-mode="continuous" style:text-overline-mode="continuous" style:text-line-through-mode="continuous"/>
    </style:style>
    <style:style style:name="P2" style:family="paragraph" style:parent-style-name="Standard">
      <style:paragraph-properties fo:text-align="justify" style:justify-single-word="false"/>
      <style:text-properties fo:language="en" fo:country="IE" style:text-underline-style="none" officeooo:paragraph-rsid="001169d0" style:text-underline-mode="continuous" style:text-overline-mode="continuous" style:text-line-through-mode="continuous"/>
    </style:style>
    <style:style style:name="P3" style:family="paragraph" style:parent-style-name="Standard">
      <style:paragraph-properties fo:text-align="justify" style:justify-single-word="false"/>
      <style:text-properties fo:language="en" fo:country="IE" officeooo:paragraph-rsid="001169d0"/>
    </style:style>
    <style:style style:name="P4" style:family="paragraph" style:parent-style-name="Standard">
      <style:paragraph-properties fo:text-align="justify" style:justify-single-word="false"/>
      <style:text-properties fo:language="en" fo:country="IE" officeooo:paragraph-rsid="001d6a2b"/>
    </style:style>
    <style:style style:name="T1" style:family="text">
      <style:text-properties officeooo:rsid="00113eae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20c01"/>
    </style:style>
    <style:style style:name="T4" style:family="text">
      <style:text-properties fo:language="fr" fo:country="FR" officeooo:rsid="0001c987"/>
    </style:style>
    <style:style style:name="T5" style:family="text">
      <style:text-properties fo:language="fr" fo:country="FR" officeooo:rsid="00123a8e"/>
    </style:style>
    <style:style style:name="T6" style:family="text">
      <style:text-properties fo:language="fr" fo:country="FR" officeooo:rsid="001d6a2b"/>
    </style:style>
    <style:style style:name="T7" style:family="text">
      <style:text-properties fo:language="fr" fo:country="FR" officeooo:rsid="001dec94"/>
    </style:style>
    <style:style style:name="T8" style:family="text">
      <style:text-properties officeooo:rsid="0013fbf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9c1e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bc9c9"/>
    </style:style>
    <style:style style:name="T13" style:family="text">
      <style:text-properties officeooo:rsid="001cb4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t careers in the video game industry – <text:span text:style-name="T1">Vocabulary</text:span></text:p>
      <text:p text:style-name="P3">pro<text:span text:style-name="T9">fi</text:span>table: rentable</text:p>
      <text:p text:style-name="P3">to be worth: <text:span text:style-name="T2">valoir</text:span></text:p>
      <text:p text:style-name="P3">ar<text:span text:style-name="T9">oun</text:span>d=ab<text:span text:style-name="T9">ou</text:span>t: <text:span text:style-name="T2">à peu près</text:span></text:p>
      <text:p text:style-name="P3"><text:span text:style-name="T9">mo</text:span>neti<text:span text:style-name="T9">za</text:span>tion: <text:span text:style-name="T2">mon</text:span><text:span text:style-name="T3">étisation</text:span></text:p>
      <text:p text:style-name="P3">to en<text:span text:style-name="T9">com</text:span>pass: <text:span text:style-name="T2">englober</text:span></text:p>
      <text:p text:style-name="P3"><text:span text:style-name="T9">clo</text:span>sely with: <text:span text:style-name="T2">étroitement avec</text:span></text:p>
      <text:p text:style-name="P3">worlds: <text:span text:style-name="T2">des mondes</text:span></text:p>
      <text:p text:style-name="P3">the aest<text:span text:style-name="T9">he</text:span>tics: <text:span text:style-name="T2">l’esthétisme</text:span></text:p>
      <text:p text:style-name="P3">back<text:span text:style-name="T9">ground</text:span>: le fond</text:p>
      <text:p text:style-name="P3"><text:span text:style-name="T9">cha</text:span>racter: <text:span text:style-name="T2">le personnage</text:span></text:p>
      <text:p text:style-name="P3"><text:span text:style-name="T9">land</text:span>scape: <text:span text:style-name="T2">le paysage</text:span></text:p>
      <text:p text:style-name="P3"><text:span text:style-name="T9">vi</text:span>vid: <text:span text:style-name="T2">débordante</text:span> (contexte)</text:p>
      <text:p text:style-name="P3"><text:span text:style-name="T9">pro</text:span>ven: <text:span text:style-name="T2">prouvé</text:span></text:p>
      <text:p text:style-name="P3"><text:span text:style-name="T8">to </text:span><text:span text:style-name="T9">ci</text:span>rcum<text:span text:style-name="T9">na</text:span>vigate: <text:span text:style-name="T4">contourner</text:span></text:p>
      <text:p text:style-name="P3"><text:span text:style-name="T9">si</text:span>zeable: respectable, de<text:span text:style-name="T2"> taille</text:span> considerable</text:p>
      <text:p text:style-name="P3"><text:span text:style-name="T9">tou</text:span>rnament: <text:span text:style-name="T2">tournoi</text:span></text:p>
      <text:p text:style-name="P3">to pro<text:span text:style-name="T9">mo</text:span>te: faire la promotion de <text:span text:style-name="T12">(contexte), </text:span><text:span text:style-name="T13">promouvoir</text:span></text:p>
      <text:p text:style-name="P3">a re<text:span text:style-name="T9">leas</text:span>e: <text:span text:style-name="T2">une mise sur le marché</text:span> (context)</text:p>
      <text:p text:style-name="P3">trans<text:span text:style-name="T9">lat</text:span>e: <text:span text:style-name="T2">traduire</text:span></text:p>
      <text:p text:style-name="P4"><text:span text:style-name="T8">an </text:span>en<text:span text:style-name="T9">dea</text:span>vour: <text:span text:style-name="T8">une </text:span><text:span text:style-name="T2">entreprise </text:span><text:span text:style-name="T5">(venant d’entreprendre), </text:span><text:span text:style-name="T6">l’effort</text:span></text:p>
      <text:p text:style-name="P4"><text:span text:style-name="T6">to endeavour : s’efforcer de faire quelque chose, </text:span><text:span text:style-name="T7">essayer de faire quelque chose</text:span></text:p>
      <text:p text:style-name="P3"><text:span text:style-name="T9">ul</text:span>timately: au bout <text:span text:style-name="T2">du compte</text:span></text:p>
      <text:p text:style-name="P3">to <text:span text:style-name="T11">li</text:span><text:span text:style-name="T9">ais</text:span>e with <text:span text:style-name="T10">[li’eiz]</text:span>: <text:span text:style-name="T2">être en relation avec</text:span></text:p>
      <text:p text:style-name="P3"><text:span text:style-name="T9">play</text:span>able: <text:span text:style-name="T2">jouable</text:span></text:p>
      <text:p text:style-name="P3">con<text:span text:style-name="T9">tro</text:span>llable: controllable</text:p>
      <text:p text:style-name="P3"><text:span text:style-name="T9">self</text:span>-taught: <text:span text:style-name="T2">autodidacte</text:span></text:p>
      <text:p text:style-name="P3"><text:span text:style-name="T9">free</text:span> from: sans</text:p>
      <text:p text:style-name="P3"><text:span text:style-name="T9">tool</text:span>s: <text:span text:style-name="T2">les outils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9T17:27:32.870000000</meta:creation-date>
    <dc:date>2024-04-30T09:01:31.528000000</dc:date>
    <meta:editing-duration>PT53M40S</meta:editing-duration>
    <meta:editing-cycles>1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9" meta:word-count="120" meta:character-count="872" meta:non-whitespace-character-count="780"/>
  </office:meta>
</office:document-meta>
</file>